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sf pro text" svg:font-family="'sf pro text', apple-system, system-ui, Roboto, 'segoe ui', Helvetica, Arial, sans-serif, 'apple color emoji', 'segoe ui emoji', 'segoe ui 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999cm" style:rel-column-width="15414*"/>
    </style:style>
    <style:style style:name="Table1.B" style:family="table-column">
      <style:table-column-properties style:column-width="13.002cm" style:rel-column-width="50121*"/>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0pt" style:font-size-asian="10pt" style:font-size-complex="10pt"/>
    </style:style>
    <style:style style:name="P2" style:family="paragraph" style:parent-style-name="Standard">
      <style:text-properties fo:font-size="10pt" style:font-size-asian="10pt" style:font-size-complex="10pt"/>
    </style:style>
    <style:style style:name="P3" style:family="paragraph" style:parent-style-name="Standard">
      <style:paragraph-properties fo:text-align="center"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fo:font-size="11pt" style:text-underline-style="none" fo:font-weight="normal" style:font-size-asian="11pt" style:font-weight-asian="normal" style:font-size-complex="11pt" style:font-weight-complex="normal"/>
    </style:style>
    <style:style style:name="P5" style:family="paragraph" style:parent-style-name="Table_20_Contents">
      <style:text-properties fo:font-size="10pt" style:font-size-asian="10pt" style:font-size-complex="10pt"/>
    </style:style>
    <style:style style:name="P6" style:family="paragraph" style:parent-style-name="Table_20_Contents" style:list-style-name="L2">
      <style:text-properties fo:font-size="10pt" style:font-size-asian="10pt" style:font-size-complex="10pt"/>
    </style:style>
    <style:style style:name="P7" style:family="paragraph" style:parent-style-name="Table_20_Contents" style:list-style-name="L3">
      <style:text-properties fo:font-size="10pt" style:font-size-asian="10pt" style:font-size-complex="10pt"/>
    </style:style>
    <style:style style:name="P8" style:family="paragraph" style:parent-style-name="Table_20_Contents" style:list-style-name="L5">
      <style:text-properties fo:font-size="10pt" style:font-size-asian="10pt" style:font-size-complex="10pt"/>
    </style:style>
    <style:style style:name="P9" style:family="paragraph" style:parent-style-name="Table_20_Contents" style:list-style-name="L6">
      <style:text-properties fo:font-size="10pt" style:font-size-asian="10pt" style:font-size-complex="10pt"/>
    </style:style>
    <style:style style:name="P10" style:family="paragraph" style:parent-style-name="Standard" style:list-style-name="L1">
      <style:text-properties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list-style-name="L1">
      <style:text-properties fo:font-size="10pt" style:font-size-asian="10pt" style:font-size-complex="10pt"/>
    </style:style>
    <style:style style:name="P13" style:family="paragraph" style:parent-style-name="Standard">
      <style:text-properties fo:font-size="10pt" style:text-underline-style="none" fo:font-weight="normal" style:font-size-asian="10pt" style:font-weight-asian="normal" style:font-size-complex="10pt" style:font-weight-complex="normal"/>
    </style:style>
    <style:style style:name="P14" style:family="paragraph" style:parent-style-name="Standard" style:list-style-name="L4">
      <style:text-properties fo:font-size="10pt" style:text-underline-style="none" fo:font-weight="normal" style:font-size-asian="10pt" style:font-weight-asian="normal" style:font-size-complex="10pt" style:font-weight-complex="normal"/>
    </style:style>
    <style:style style:name="P15" style:family="paragraph" style:parent-style-name="Footer">
      <style:paragraph-properties fo:text-align="center" style:justify-single-word="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Courier New" fo:font-size="8pt" style:font-size-asian="8pt" style:font-size-complex="8pt"/>
    </style:style>
    <style:style style:name="T7" style:family="text">
      <style:text-properties fo:font-size="10pt" style:font-size-asian="10pt" style:font-size-complex="10pt"/>
    </style:style>
    <style:style style:name="T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FKA THEORY/TERMINOLOGY</text:p>
      <text:p text:style-name="P3"/>
      <text:p text:style-name="P3"/>
      <table:table table:name="Table1" table:style-name="Table1">
        <table:table-column table:style-name="Table1.A"/>
        <table:table-column table:style-name="Table1.B"/>
        <table:table-row>
          <table:table-cell table:style-name="Table1.A1" office:value-type="string">
            <text:p text:style-name="P1">Cluster</text:p>
          </table:table-cell>
          <table:table-cell table:style-name="Table1.B1" office:value-type="string">
            <text:p text:style-name="P1">A cluster is a collection of brokers. For normal production use we'd have at least 3 brokers in the cluster.</text:p>
          </table:table-cell>
        </table:table-row>
        <table:table-row>
          <table:table-cell table:style-name="Table1.A2" office:value-type="string">
            <text:p text:style-name="P1">Broker</text:p>
          </table:table-cell>
          <table:table-cell table:style-name="Table1.B2" office:value-type="string">
            <text:p text:style-name="P1">Each broker has a numeric id. As a client, when you are connected to an individual broker you are connected to the cluster.</text:p>
          </table:table-cell>
        </table:table-row>
        <table:table-row>
          <table:table-cell table:style-name="Table1.A2" office:value-type="string">
            <text:p text:style-name="P1">Bootstrap broker</text:p>
          </table:table-cell>
          <table:table-cell table:style-name="Table1.B2" office:value-type="string">
            <text:p text:style-name="P1">Each broker is a bootstrap broker which allows you to connect to the cluster. The brokers hold metadata about all the other brokers topics, partitions etc. in the cluster in metadata.</text:p>
          </table:table-cell>
        </table:table-row>
        <table:table-row>
          <table:table-cell table:style-name="Table1.A2" office:value-type="string">
            <text:p text:style-name="P1">Producer/ Consumer</text:p>
          </table:table-cell>
          <table:table-cell table:style-name="Table1.B2" office:value-type="string">
            <text:p text:style-name="P1">Producers write records into Kafka that can be read by one or more consumers. </text:p>
            <text:p text:style-name="P1"><text:a xlink:type="simple" xlink:href="https://kafka.apache.org/documentation/#producerconfigs" text:style-name="Internet_20_link" text:visited-style-name="Visited_20_Internet_20_Link">https://kafka.apache.org/documentation/#producerconfigs</text:a></text:p>
            <text:p text:style-name="P1"/>
            <text:list xml:id="list1895450040921865747" text:style-name="L6">
              <text:list-item>
                <text:p text:style-name="P9">delivery.timeout.ms – set producer's timeout (default is 2 mins after which delivery fails and has to be handled error callback.) If timeout is set very high Kafka will keep retrying but problem is that messages may then arrive out of key-based order</text:p>
              </text:list-item>
              <text:list-item>
                <text:p text:style-name="P9">max.inflight.requests.per.connection – if this is set to 1 then we <text:s/>guarantee ordering<text:span text:style-name="T8"> –</text:span><text:span text:style-name="T5"> default is 5 – if this is set to &gt;1 then we should</text:span> consider using an Idempotent Producer which is better solution to guaranteed ordering</text:p>
              </text:list-item>
            </text:list>
            <text:p text:style-name="P1"/>
            <text:p text:style-name="P2">Consumer consume via the subscribe(topics) and poll methods and consumers are part of <text:s/>consumer group. Behind the scenes, consumers talk to ConsumerGroupCoordinators to see if rebalancing is required and checks session.timeout.ms (if greater than this value then its considered dead; default value is 10000); there's also heartbeat.interval.ms to check consumer is still alive (default is 3 seconds and this should be 1/3 of timeout)</text:p>
            <text:p text:style-name="P2"/>
            <text:p text:style-name="P1"><text:a xlink:type="simple" xlink:href="https://kafka.apache.org/documentation/#consumerconfig" text:style-name="Internet_20_link" text:visited-style-name="Visited_20_Internet_20_Link">https://kafka.apache.org/documentation/#consumerconfig</text:a></text:p>
            <text:p text:style-name="P1"/>
            <text:list xml:id="list2282035277676228345" text:style-name="L5">
              <text:list-item>
                <text:p text:style-name="P8">fetch.min.bytes (controls how much data you want on each request – default value is 1 – improve throughput and cost of latency)</text:p>
              </text:list-item>
              <text:list-item>
                <text:p text:style-name="P8">max.poll.records (controls how many records per poll; increase if messages very small and lots of RAM – default is 500 [if you're always getting 500 you might want to increase this?]</text:p>
              </text:list-item>
              <text:list-item>
                <text:p text:style-name="P8">max.partitions.fetch.bytes – this is max data returned from broker per partition <text:s/>- default is 1MB so if you're reading from 100 partitions you'll need 100B</text:p>
              </text:list-item>
              <text:list-item>
                <text:p text:style-name="P8">fetch.max.bytes – maximum data for each request (covering multiple partitions)</text:p>
              </text:list-item>
              <text:list-item>
                <text:p text:style-name="P8">enable.auto.commit – this is the default and commits of offset is done automatically and this should be used for synchronous processing of batches; if you want process async offsets could be committed before processed so it should be off and you should call commitSync() on the consumer (explicit commit e.g if you are writing to db then after committing to db then you call this)</text:p>
              </text:list-item>
              <text:list-item>
                <text:p text:style-name="P8">auto.commit.interval.ms – this is the interval for autocommit</text:p>
              </text:list-item>
            </text:list>
            <text:p text:style-name="P1"/>
            <text:p text:style-name="P1"/>
            <text:p text:style-name="P1">Use BulkRequest/BulkResponse to improve performance. Add to records to the BulkRequest and commit offsets afterwards</text:p>
            <text:p text:style-name="P1"/>
            <text:p text:style-name="P1">Sometimes we want to reset the offsets for the consumer (e.g. (if consumer was down longer than retention period then offsets might be invalid or consumer hasn't read in a long time – might also want to look at broker offset.retention.minutes on the broker)</text:p>
            <text:p text:style-name="P1"/>
            <text:list xml:id="list911858717" text:continue-numbering="true" text:style-name="L5">
              <text:list-item>
                <text:p text:style-name="P8">auto.offset.earliest=latest / auto.offset.earliest=earliest (set on consumer)</text:p>
              </text:list-item>
            </text:list>
            <text:p text:style-name="P1"/>
            <text:p text:style-name="P1"><text:span text:style-name="T7"/></text:p>
          </table:table-cell>
        </table:table-row>
        <table:table-row>
          <table:table-cell table:style-name="Table1.A2" office:value-type="string">
            <text:p text:style-name="P1">Producer Batch &amp; Compression</text:p>
          </table:table-cell>
          <table:table-cell table:style-name="Table1.B2" office:value-type="string">
            <text:p text:style-name="P13">Producers batch messages to send over the wire to increase throughput. These can also be compressed to reduce producer request size <text:s/>(this is not switched on by default) – options are gzip (high compression but more CPU), snappy/lz4 (less compression but less CPU). <text:soft-page-break/>As batch size gets bigger then compression becomes more effective. </text:p>
            <text:p text:style-name="P13"/>
            <text:list xml:id="list1176526794121231165" text:style-name="L4">
              <text:list-item>
                <text:p text:style-name="P14">linger.ms = <text:s/>5ms (increase chance of messages being sent together in batch; increase throughput)</text:p>
              </text:list-item>
              <text:list-item>
                <text:p text:style-name="P14">batch.size = this is the max size (so if size gets to this before linger); default is 16kb (can be increased to 32/64Kb to increase throughput; if single message is bigger than batch size then it won't be batched)</text:p>
                <text:p text:style-name="P14"/>
              </text:list-item>
            </text:list>
            <text:p text:style-name="P13">If producer produces much faster than broker can take then buffer can fill up and the producer's send method will start to block before throwing exception </text:p>
            <text:p text:style-name="P13"/>
            <text:list xml:id="list1144960436" text:continue-numbering="true" text:style-name="L4">
              <text:list-item>
                <text:p text:style-name="P14">max.block.ms=60000 (60 seconds)</text:p>
              </text:list-item>
              <text:list-item>
                <text:p text:style-name="P14">buffer.memory=33554432 (32MB)</text:p>
              </text:list-item>
            </text:list>
          </table:table-cell>
        </table:table-row>
        <table:table-row>
          <table:table-cell table:style-name="Table1.A2" office:value-type="string">
            <text:p text:style-name="P1">Acks</text:p>
          </table:table-cell>
          <table:table-cell table:style-name="Table1.B2" office:value-type="string">
            <text:p text:style-name="P13">Acknowledgements configured for producer</text:p>
            <text:p text:style-name="P13"/>
            <text:list xml:id="list5676087198650026698" text:style-name="L1">
              <text:list-item>
                <text:p text:style-name="P10"><text:span text:style-name="T1">acks=0</text:span><text:span text:style-name="T2"> <text:s/>can lose data (broker fails) so use for logging metrics; most performant</text:span></text:p>
              </text:list-item>
              <text:list-item>
                <text:p text:style-name="P10"><text:span text:style-name="T1">acks=1</text:span><text:span text:style-name="T2"> <text:s/>only leader acknowledges; <text:s/>no guarantee of replication so possible loss</text:span></text:p>
              </text:list-item>
              <text:list-item>
                <text:p text:style-name="P12"><text:span text:style-name="T3">acks=all</text:span><text:span text:style-name="T2"> no data loss; ISRs acknowledge but at cost of performance (the replicas acknowledge to the leader so this increases latency but increases safety)</text:span></text:p>
              </text:list-item>
            </text:list>
          </table:table-cell>
        </table:table-row>
        <table:table-row>
          <table:table-cell table:style-name="Table1.A2" office:value-type="string">
            <text:p text:style-name="P1">Record</text:p>
          </table:table-cell>
          <table:table-cell table:style-name="Table1.B2" office:value-type="string">
            <text:p text:style-name="P1">Records that cannot be deleted or modify once they are sent to Kafka by a producer (this is known as “distributed commit log”).</text:p>
          </table:table-cell>
        </table:table-row>
        <table:table-row>
          <table:table-cell table:style-name="Table1.A2" office:value-type="string">
            <text:p text:style-name="P1">Topic</text:p>
          </table:table-cell>
          <table:table-cell table:style-name="Table1.B2" office:value-type="string">
            <text:p text:style-name="P1">Records are published into topics (think of topic like a db table). Producers will auto create to the topic if autocreate is on (auto.create.topics.enable=true) </text:p>
          </table:table-cell>
        </table:table-row>
        <table:table-row>
          <table:table-cell table:style-name="Table1.A2" office:value-type="string">
            <text:p text:style-name="P2">Offset</text:p>
          </table:table-cell>
          <table:table-cell table:style-name="Table1.B2" office:value-type="string">
            <text:p text:style-name="P2">The off set is an incrementing, immutable integer that is used by Kafka to maintain the current position of a consumer. Offsets only have meaning in a partition and ordering is only maintained per partition (not across partitions). Consumer offsets are held in a topic __consumer_offsets so if consumer dies then it knows where it left off. (Offsets used to be held in Zookeeper in early versions of Kafka but no longer)</text:p>
          </table:table-cell>
        </table:table-row>
        <table:table-row>
          <table:table-cell table:style-name="Table1.A2" office:value-type="string">
            <text:p text:style-name="P1">Delivery Semantics </text:p>
            <text:p text:style-name="P1">(for offsets)</text:p>
          </table:table-cell>
          <table:table-cell table:style-name="Table1.B2" office:value-type="string">
            <text:p text:style-name="P1">Determines when offsets are committed: </text:p>
            <text:p text:style-name="P1"/>
            <text:list xml:id="list1918813941171836467" text:style-name="L2">
              <text:list-item>
                <text:p text:style-name="P6">at most once = committed as soon as message is received by consumer, if processing fails then message can be lost (usually not preferred because commit happens too early); </text:p>
              </text:list-item>
              <text:list-item>
                <text:p text:style-name="P6">at least once = committed only after message is processed (usually preferred option and is Kafka's default); <text:s/>messages could be read again so can lead to duplicates hence consumer processing must be idempotent* </text:p>
              </text:list-item>
              <text:list-item>
                <text:p text:style-name="P6">exactly once = holy grail, can only be used use from Kafka to Kafka e.g workflows</text:p>
                <text:p text:style-name="P6"/>
              </text:list-item>
            </text:list>
            <text:p text:style-name="P1">* To implement an <text:s/><text:span text:style-name="T4">idempotent consumer</text:span> if a unique id from incoming feed is unavailable then use a unique key of topic + partition + offset <text:s/>to check <text:s/>if message has been seen </text:p>
          </table:table-cell>
        </table:table-row>
        <table:table-row>
          <table:table-cell table:style-name="Table1.A2" office:value-type="string">
            <text:p text:style-name="P1">Replication factor</text:p>
          </table:table-cell>
          <table:table-cell table:style-name="Table1.B2" office:value-type="string">
            <text:p text:style-name="P1">A topic has a replication factor – 2 means there are 2 copies (risky) vs 3 which is gold standard</text:p>
          </table:table-cell>
        </table:table-row>
        <table:table-row>
          <table:table-cell table:style-name="Table1.A2" office:value-type="string">
            <text:p text:style-name="P1">Partition</text:p>
          </table:table-cell>
          <table:table-cell table:style-name="Table1.B2" office:value-type="string">
            <text:p text:style-name="P1">A topic is divided into numbered partitions which are distributed across brokers. You need to specify the number of partitions when you create the topic.</text:p>
          </table:table-cell>
        </table:table-row>
        <table:table-row>
          <table:table-cell table:style-name="Table1.A2" office:value-type="string">
            <text:p text:style-name="P1">Leader</text:p>
          </table:table-cell>
          <table:table-cell table:style-name="Table1.B2" office:value-type="string">
            <text:p text:style-name="P1">Each partition has one leader and that is elected by Zookeeper. In the event of a broker failure then a new leader is elected but if that broker is restored it will become leader again</text:p>
          </table:table-cell>
        </table:table-row>
        <table:table-row>
          <table:table-cell table:style-name="Table1.A2" office:value-type="string">
            <text:p text:style-name="P1">ISR</text:p>
          </table:table-cell>
          <table:table-cell table:style-name="Table1.B2" office:value-type="string">
            <text:p text:style-name="P1">The in-sync replica is a replicated partition (there are multiple ISRs for topic) – see min.insyc.replicas on producer config (this is usually set to 3 which allows for two replicating brokers to go down; if we set it to 1 and brokers goes down we'll get NotEnoughReplicas exception)</text:p>
          </table:table-cell>
        </table:table-row>
        <table:table-row>
          <table:table-cell table:style-name="Table1.A2" office:value-type="string">
            <text:p text:style-name="P1">Key</text:p>
          </table:table-cell>
          <table:table-cell table:style-name="Table1.B2" office:value-type="string">
            <text:p text:style-name="P1">A key is optionally send with a record. If a key is null then broker round robins across partitions but if they key is the same then records are written to the same partition (key <text:soft-page-break/>hashing). <text:span text:style-name="T4">So long as the number of partitions remains constant for a topic (no new partitions) then the same key will always go to the same partition. </text:span>Example: for monitoring trucks we'd use the truckId for the key and then we'd get data in order (but ordering is only per partition). Keys are hashed using murmur2 (provides good distribution) to derive the partition to be written to (so same key always go to same partition and why we can't change number of partitions later) and you can (but not advised) override the hashing by overriding DefaultPartitioner. The default is:</text:p>
            <text:p text:style-name="P1"><text:span text:style-name="T6">targetPartition = Utils.abs(Utils2.murmur2(record.key())) % numPartitions</text:span> </text:p>
          </table:table-cell>
        </table:table-row>
        <table:table-row>
          <table:table-cell table:style-name="Table1.A2" office:value-type="string">
            <text:p text:style-name="P1">ConsumerGroup</text:p>
          </table:table-cell>
          <table:table-cell table:style-name="Table1.B2" office:value-type="string">
            <text:p text:style-name="P1"><text:s/>Each consumer within a group reads from exclusive partitions. (If more consumers than partitions then they'll be inactive – we might want this is backup but usually at least as many consumer). Consumers know how to coordinate reading from partitions. If we want a high number of consumers then we need a high number of partitions!</text:p>
          </table:table-cell>
        </table:table-row>
        <table:table-row>
          <table:table-cell table:style-name="Table1.A2" office:value-type="string">
            <text:p text:style-name="P1">ConsumerCoordinator</text:p>
          </table:table-cell>
          <table:table-cell table:style-name="Table1.B2" office:value-type="string">
            <text:p text:style-name="P1">Kafka functionality to rebalance consumer groups and partitions. Appears in logging,</text:p>
          </table:table-cell>
        </table:table-row>
        <table:table-row>
          <table:table-cell table:style-name="Table1.A2" office:value-type="string">
            <text:p text:style-name="P1">Zookeeper</text:p>
          </table:table-cell>
          <table:table-cell table:style-name="Table1.B2" office:value-type="string">
            <text:p text:style-name="P1">Zookeeper manages brokers, performs leader election for partitions and sends notifications (e.g. new topic, broker dies/comes up, delete topics). <text:s/>We have a zookeeper leader and follows. We usually have an odd number of Zookeeper servers (3,5 etc). Kafka manages metadata in Zk. Offsets no longer stored in Zk; they are now stored in a topic. </text:p>
          </table:table-cell>
        </table:table-row>
        <table:table-row>
          <table:table-cell table:style-name="Table1.A2" office:value-type="string">
            <text:p text:style-name="P1">Client bidirectionality compatability</text:p>
          </table:table-cell>
          <table:table-cell table:style-name="Table1.B2" office:value-type="string">
            <text:p text:style-name="P1">Older client 1.1 can talk to newer broker 2.0; newer client 2.0 can talk to older broker 1.1; so we can always use </text:p>
          </table:table-cell>
        </table:table-row>
        <table:table-row>
          <table:table-cell table:style-name="Table1.A2" office:value-type="string">
            <text:p text:style-name="P1">Idempotent Producer</text:p>
          </table:table-cell>
          <table:table-cell table:style-name="Table1.B2" office:value-type="string">
            <text:p text:style-name="P1">Use to guarantee safe and stable pipeline. </text:p>
            <text:list xml:id="list3180366852363967573" text:style-name="L3">
              <text:list-item>
                <text:p text:style-name="P7">Fixes issue where producer sends request and sends back ack but the producer doesn't receive ack because of network error so producer retries so now Kafka receives a duplicate and commits second time. </text:p>
              </text:list-item>
              <text:list-item>
                <text:p text:style-name="P7">To use idempotent producer then produce.props(“enable.idempotence”,true)</text:p>
              </text:list-item>
              <text:list-item>
                <text:p text:style-name="P7">Kafka 0.11 fix this with a produceRequestId so it can determine if something is a duplicate and Kafka can de-dupe. (This is a mechanism not something that needs be implemented.) By default with idempotent producer then retries=Integer.MAX_VALUE and you can use max.inflight.requests=5 (high throughput) but guarantee ordering – see Kafka issues KAFKA-5494 </text:p>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sf pro text" svg:font-family="'sf pro text', apple-system, system-ui, Roboto, 'segoe ui', Helvetica, Arial, sans-serif, 'apple color emoji', 'segoe ui emoji', 'segoe ui symbol'"/>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Edwards</meta:initial-creator>
    <meta:creation-date>2020-10-23T12:05:27</meta:creation-date>
    <dc:date>2020-10-27T17:23:59</dc:date>
    <dc:creator>John Edwards</dc:creator>
    <meta:editing-duration>PT11H19M34S</meta:editing-duration>
    <meta:editing-cycles>77</meta:editing-cycles>
    <meta:generator>OpenOffice/4.1.7$Unix OpenOffice.org_project/417m1$Build-9800</meta:generator>
    <meta:document-statistic meta:table-count="1" meta:image-count="0" meta:object-count="0" meta:page-count="3" meta:paragraph-count="73" meta:word-count="1451" meta:character-count="8945"/>
  </office:meta>
</office:document-meta>
</file>